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14_OFB" table:style-name="ta1">
        <table:shapes>
          <draw:frame draw:z-index="0" draw:style-name="gr1" draw:text-style-name="P1" svg:width="21.608cm" svg:height="13.993cm" svg:x="2.037cm" svg:y="113.898cm">
            <draw:object draw:notify-on-update-of-ranges="data_14_OFB.B1:data_14_OFB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98" calcext:value-type="float">
            <text:p>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3:04:15.536332873</dc:date>
    <meta:editing-duration>PT44M10S</meta:editing-duration>
    <meta:editing-cycles>1</meta:editing-cycles>
    <meta:document-statistic meta:table-count="1" meta:cell-count="512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09cm" svg:height="13.994cm" xlink:href=".." xlink:type="simple" chart:class="chart:bar" chart:style-name="ch1">
        <chart:title svg:x="7.876cm" svg:y="0.415cm" chart:style-name="ch2">
          <text:p>Histogramme montagne.pgm</text:p>
        </chart:title>
        <chart:subtitle svg:x="10.324cm" svg:y="1.473cm" chart:style-name="ch3">
          <text:p>OFB</text:p>
        </chart:subtitle>
        <chart:plot-area chart:style-name="ch4" table:cell-range-address="data_14_OFB.B1:data_14_OFB.B256" svg:x="1.443cm" svg:y="2.435cm" svg:width="19.734cm" svg:height="10.299cm">
          <chart:coordinate-region svg:x="2.435cm" svg:y="2.634cm" svg:width="18.742cm" svg:height="9.176cm"/>
          <chart:axis chart:dimension="x" chart:name="primary-x" chart:style-name="ch5">
            <chart:title svg:x="10.71cm" svg:y="13.013cm" chart:style-name="ch6">
              <text:p>nuance</text:p>
            </chart:title>
          </chart:axis>
          <chart:axis chart:dimension="y" chart:name="primary-y" chart:style-name="ch7">
            <chart:title svg:x="0.451cm" svg:y="8.065cm" chart:style-name="ch8">
              <text:p>pixels</text:p>
            </chart:title>
            <chart:grid chart:style-name="ch9" chart:class="major"/>
          </chart:axis>
          <chart:series chart:style-name="ch10" chart:values-cell-range-address="data_14_OFB.B1:data_14_OFB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3">
                <text:p>963</text:p>
                <draw:g>
                  <svg:desc>data_14_OFB.B1:data_14_OFB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8">
                <text:p>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